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solid" svg:stroke-width="0.089cm" svg:stroke-color="#000000" draw:stroke-linejoin="round" svg:stroke-linecap="round" draw:fill="none" fo:padding-top="0.044cm" fo:padding-bottom="0.044cm" fo:padding-left="0.044cm" fo:padding-right="0.044cm"/>
    </style:style>
    <style:style style:name="gr2" style:family="graphic" style:parent-style-name="Default_20_Drawing_20_Style_5f_1">
      <style:graphic-properties draw:stroke="solid" svg:stroke-width="0.082cm" svg:stroke-color="#000000" draw:stroke-linejoin="round" svg:stroke-linecap="round" draw:fill="none" fo:padding-top="0.041cm" fo:padding-bottom="0.041cm" fo:padding-left="0.041cm" fo:padding-right="0.041cm"/>
    </style:style>
    <style:style style:name="gr3" style:family="graphic" style:parent-style-name="Default_20_Drawing_20_Style_5f_1">
      <style:graphic-properties draw:stroke="solid" svg:stroke-width="0.077cm" svg:stroke-color="#000000" draw:stroke-linejoin="round" svg:stroke-linecap="round" draw:fill="none" fo:padding-top="0.038cm" fo:padding-bottom="0.038cm" fo:padding-left="0.038cm" fo:padding-right="0.038cm"/>
    </style:style>
    <style:style style:name="gr4" style:family="graphic" style:parent-style-name="Default_20_Drawing_20_Style_5f_1">
      <style:graphic-properties draw:stroke="solid" svg:stroke-width="0.074cm" svg:stroke-color="#000000" draw:stroke-linejoin="round" svg:stroke-linecap="round" draw:fill="none" fo:padding-top="0.037cm" fo:padding-bottom="0.037cm" fo:padding-left="0.037cm" fo:padding-right="0.037cm"/>
    </style:style>
    <style:style style:name="gr5" style:family="graphic" style:parent-style-name="Default_20_Drawing_20_Style_5f_1">
      <style:graphic-properties draw:stroke="solid" svg:stroke-width="0.072cm" svg:stroke-color="#000000" draw:stroke-linejoin="round" svg:stroke-linecap="round" draw:fill="none" fo:padding-top="0.036cm" fo:padding-bottom="0.036cm" fo:padding-left="0.036cm" fo:padding-right="0.036cm"/>
    </style:style>
    <style:style style:name="gr6" style:family="graphic" style:parent-style-name="Default_20_Drawing_20_Style_5f_1">
      <style:graphic-properties draw:stroke="solid" svg:stroke-width="0.07cm" svg:stroke-color="#000000" draw:stroke-linejoin="round" svg:stroke-linecap="round" draw:fill="none" fo:padding-top="0.035cm" fo:padding-bottom="0.035cm" fo:padding-left="0.035cm" fo:padding-right="0.035cm"/>
    </style:style>
    <style:style style:name="gr7" style:family="graphic" style:parent-style-name="Default_20_Drawing_20_Style_5f_1">
      <style:graphic-properties draw:stroke="solid" svg:stroke-width="0.075cm" svg:stroke-color="#000000" draw:stroke-linejoin="round" svg:stroke-linecap="round" draw:fill="none" fo:padding-top="0.037cm" fo:padding-bottom="0.037cm" fo:padding-left="0.037cm" fo:padding-right="0.037cm"/>
    </style:style>
    <style:style style:name="gr8" style:family="graphic" style:parent-style-name="Default_20_Drawing_20_Style_5f_1">
      <style:graphic-properties draw:stroke="solid" svg:stroke-width="0.08cm" svg:stroke-color="#000000" draw:stroke-linejoin="round" svg:stroke-linecap="round" draw:fill="none" fo:padding-top="0.04cm" fo:padding-bottom="0.04cm" fo:padding-left="0.04cm" fo:padding-right="0.04cm"/>
    </style:style>
    <style:style style:name="gr9" style:family="graphic" style:parent-style-name="Default_20_Drawing_20_Style_5f_1">
      <style:graphic-properties draw:stroke="solid" svg:stroke-width="0.083cm" svg:stroke-color="#000000" draw:stroke-linejoin="round" svg:stroke-linecap="round" draw:fill="none" fo:padding-top="0.041cm" fo:padding-bottom="0.041cm" fo:padding-left="0.041cm" fo:padding-right="0.041cm"/>
    </style:style>
    <style:style style:name="gr10" style:family="graphic" style:parent-style-name="Default_20_Drawing_20_Style_5f_1">
      <style:graphic-properties draw:stroke="solid" svg:stroke-width="0.085cm" svg:stroke-color="#000000" draw:stroke-linejoin="round" svg:stroke-linecap="round" draw:fill="none" fo:padding-top="0.042cm" fo:padding-bottom="0.042cm" fo:padding-left="0.042cm" fo:padding-right="0.042cm"/>
    </style:style>
    <style:style style:name="gr11" style:family="graphic" style:parent-style-name="Default_20_Drawing_20_Style_5f_1">
      <style:graphic-properties draw:stroke="solid" svg:stroke-width="0.078cm" svg:stroke-color="#000000" draw:stroke-linejoin="round" svg:stroke-linecap="round" draw:fill="none" fo:padding-top="0.039cm" fo:padding-bottom="0.039cm" fo:padding-left="0.039cm" fo:padding-right="0.039cm"/>
    </style:style>
    <style:style style:name="gr12" style:family="graphic" style:parent-style-name="Default_20_Drawing_20_Style_5f_1">
      <style:graphic-properties draw:stroke="solid" svg:stroke-width="0.086cm" svg:stroke-color="#000000" draw:stroke-linejoin="round" svg:stroke-linecap="round" draw:fill="none" fo:padding-top="0.043cm" fo:padding-bottom="0.043cm" fo:padding-left="0.043cm" fo:padding-right="0.043cm"/>
    </style:style>
    <style:style style:name="gr13" style:family="graphic" style:parent-style-name="Default_20_Drawing_20_Style_5f_1">
      <style:graphic-properties draw:stroke="solid" svg:stroke-width="0.093cm" svg:stroke-color="#000000" draw:stroke-linejoin="round" svg:stroke-linecap="round" draw:fill="none" fo:padding-top="0.046cm" fo:padding-bottom="0.046cm" fo:padding-left="0.046cm" fo:padding-right="0.046cm"/>
    </style:style>
    <style:style style:name="gr14" style:family="graphic" style:parent-style-name="Default_20_Drawing_20_Style_5f_1">
      <style:graphic-properties draw:stroke="solid" svg:stroke-width="0.091cm" svg:stroke-color="#000000" draw:stroke-linejoin="round" svg:stroke-linecap="round" draw:fill="none" fo:padding-top="0.045cm" fo:padding-bottom="0.045cm" fo:padding-left="0.045cm" fo:padding-right="0.045cm"/>
    </style:style>
    <style:style style:name="gr15" style:family="graphic" style:parent-style-name="Default_20_Drawing_20_Style_5f_1">
      <style:graphic-properties draw:stroke="solid" svg:stroke-width="0.088cm" svg:stroke-color="#000000" draw:stroke-linejoin="round" svg:stroke-linecap="round" draw:fill="none" fo:padding-top="0.044cm" fo:padding-bottom="0.044cm" fo:padding-left="0.044cm" fo:padding-right="0.044cm"/>
    </style:style>
    <style:style style:name="gr16" style:family="graphic" style:parent-style-name="Default_20_Drawing_20_Style_5f_1">
      <style:graphic-properties draw:stroke="solid" svg:stroke-width="0.061cm" svg:stroke-color="#000000" draw:stroke-linejoin="round" svg:stroke-linecap="round" draw:fill="none" fo:padding-top="0.03cm" fo:padding-bottom="0.03cm" fo:padding-left="0.03cm" fo:padding-right="0.03cm"/>
    </style:style>
    <style:style style:name="gr17" style:family="graphic" style:parent-style-name="Default_20_Drawing_20_Style_5f_1">
      <style:graphic-properties draw:stroke="solid" svg:stroke-width="0.058cm" svg:stroke-color="#000000" draw:stroke-linejoin="round" svg:stroke-linecap="round" draw:fill="none" fo:padding-top="0.029cm" fo:padding-bottom="0.029cm" fo:padding-left="0.029cm" fo:padding-right="0.029cm"/>
    </style:style>
    <style:style style:name="gr18" style:family="graphic" style:parent-style-name="Default_20_Drawing_20_Style_5f_1">
      <style:graphic-properties draw:stroke="solid" svg:stroke-width="0.051cm" svg:stroke-color="#000000" draw:stroke-linejoin="round" svg:stroke-linecap="round" draw:fill="none" fo:padding-top="0.025cm" fo:padding-bottom="0.025cm" fo:padding-left="0.025cm" fo:padding-right="0.025cm"/>
    </style:style>
    <style:style style:name="gr19" style:family="graphic" style:parent-style-name="Default_20_Drawing_20_Style_5f_1">
      <style:graphic-properties draw:stroke="solid" svg:stroke-width="0.049cm" svg:stroke-color="#000000" draw:stroke-linejoin="round" svg:stroke-linecap="round" draw:fill="none" fo:padding-top="0.024cm" fo:padding-bottom="0.024cm" fo:padding-left="0.024cm" fo:padding-right="0.024cm"/>
    </style:style>
    <style:style style:name="gr20" style:family="graphic" style:parent-style-name="Default_20_Drawing_20_Style_5f_1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1" style:family="graphic" style:parent-style-name="Default_20_Drawing_20_Style_5f_1">
      <style:graphic-properties draw:stroke="solid" svg:stroke-width="0.053cm" svg:stroke-color="#000000" draw:stroke-linejoin="round" svg:stroke-linecap="round" draw:fill="none" fo:padding-top="0.026cm" fo:padding-bottom="0.026cm" fo:padding-left="0.026cm" fo:padding-right="0.026cm"/>
    </style:style>
    <style:style style:name="gr22" style:family="graphic" style:parent-style-name="Default_20_Drawing_20_Style_5f_1">
      <style:graphic-properties draw:stroke="solid" svg:stroke-width="0.057cm" svg:stroke-color="#000000" draw:stroke-linejoin="round" svg:stroke-linecap="round" draw:fill="none" fo:padding-top="0.028cm" fo:padding-bottom="0.028cm" fo:padding-left="0.028cm" fo:padding-right="0.028cm"/>
    </style:style>
    <style:style style:name="gr23" style:family="graphic" style:parent-style-name="Default_20_Drawing_20_Style_5f_1">
      <style:graphic-properties draw:stroke="solid" svg:stroke-width="0.052cm" svg:stroke-color="#000000" draw:stroke-linejoin="round" svg:stroke-linecap="round" draw:fill="none" fo:padding-top="0.026cm" fo:padding-bottom="0.026cm" fo:padding-left="0.026cm" fo:padding-right="0.026cm"/>
    </style:style>
    <style:style style:name="gr24" style:family="graphic" style:parent-style-name="Default_20_Drawing_20_Style_5f_1">
      <style:graphic-properties draw:stroke="solid" svg:stroke-width="0.054cm" svg:stroke-color="#000000" draw:stroke-linejoin="round" svg:stroke-linecap="round" draw:fill="none" fo:padding-top="0.027cm" fo:padding-bottom="0.027cm" fo:padding-left="0.027cm" fo:padding-right="0.027cm"/>
    </style:style>
    <style:style style:name="gr25" style:family="graphic" style:parent-style-name="Default_20_Drawing_20_Style_5f_1">
      <style:graphic-properties draw:stroke="solid" svg:stroke-width="0.056cm" svg:stroke-color="#000000" draw:stroke-linejoin="round" svg:stroke-linecap="round" draw:fill="none" fo:padding-top="0.028cm" fo:padding-bottom="0.028cm" fo:padding-left="0.028cm" fo:padding-right="0.028cm"/>
    </style:style>
    <style:style style:name="gr26" style:family="graphic" style:parent-style-name="Default_20_Drawing_20_Style_5f_1">
      <style:graphic-properties draw:stroke="solid" svg:stroke-width="0.059cm" svg:stroke-color="#000000" draw:stroke-linejoin="round" svg:stroke-linecap="round" draw:fill="none" fo:padding-top="0.029cm" fo:padding-bottom="0.029cm" fo:padding-left="0.029cm" fo:padding-right="0.029cm"/>
    </style:style>
    <style:style style:name="gr27" style:family="graphic" style:parent-style-name="Default_20_Drawing_20_Style_5f_1">
      <style:graphic-properties draw:stroke="solid" svg:stroke-width="0.062cm" svg:stroke-color="#000000" draw:stroke-linejoin="round" svg:stroke-linecap="round" draw:fill="none" fo:padding-top="0.031cm" fo:padding-bottom="0.031cm" fo:padding-left="0.031cm" fo:padding-right="0.031cm"/>
    </style:style>
    <style:style style:name="gr28" style:family="graphic" style:parent-style-name="Default_20_Drawing_20_Style_5f_1">
      <style:graphic-properties draw:stroke="solid" svg:stroke-width="0.065cm" svg:stroke-color="#000000" draw:stroke-linejoin="round" svg:stroke-linecap="round" draw:fill="none" fo:padding-top="0.032cm" fo:padding-bottom="0.032cm" fo:padding-left="0.032cm" fo:padding-right="0.032cm"/>
    </style:style>
    <style:style style:name="gr29" style:family="graphic" style:parent-style-name="Default_20_Drawing_20_Style_5f_1">
      <style:graphic-properties draw:stroke="solid" svg:stroke-width="0.06cm" svg:stroke-color="#000000" draw:stroke-linejoin="round" svg:stroke-linecap="round" draw:fill="none" fo:padding-top="0.03cm" fo:padding-bottom="0.03cm" fo:padding-left="0.03cm" fo:padding-right="0.03cm"/>
    </style:style>
    <style:style style:name="gr30" style:family="graphic" style:parent-style-name="Default_20_Drawing_20_Style_5f_1">
      <style:graphic-properties draw:stroke="solid" svg:stroke-width="0.063cm" svg:stroke-color="#000000" draw:stroke-linejoin="round" svg:stroke-linecap="round" draw:fill="none" fo:padding-top="0.031cm" fo:padding-bottom="0.031cm" fo:padding-left="0.031cm" fo:padding-right="0.031cm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1">
        <draw:path draw:style-name="gr1" draw:text-style-name="P1" draw:layer="layout" svg:width="0.036cm" svg:height="0.009cm" svg:x="5.789cm" svg:y="18.537cm" svg:viewBox="0 0 37 10" svg:d="M0 0c17 9 18 6 37 10">
          <text:p/>
        </draw:path>
        <draw:path draw:style-name="gr1" draw:text-style-name="P1" draw:layer="layout" svg:width="0.123cm" svg:height="0.006cm" svg:x="5.825cm" svg:y="18.546cm" svg:viewBox="0 0 124 7" svg:d="M0 0c63 12 61 5 124 0">
          <text:p/>
        </draw:path>
        <draw:path draw:style-name="gr2" draw:text-style-name="P1" draw:layer="layout" svg:width="0.091cm" svg:height="0.028cm" svg:x="5.949cm" svg:y="18.518cm" svg:viewBox="0 0 92 29" svg:d="M0 29c48-10 48-6 92-29">
          <text:p/>
        </draw:path>
        <draw:path draw:style-name="gr3" draw:text-style-name="P1" draw:layer="layout" svg:width="0.236cm" svg:height="0.103cm" svg:x="6.039cm" svg:y="18.416cm" svg:viewBox="0 0 237 104" svg:d="M0 104c119-48 119-49 237-104">
          <text:p/>
        </draw:path>
        <draw:path draw:style-name="gr4" draw:text-style-name="P1" draw:layer="layout" svg:width="0.128cm" svg:height="0.072cm" svg:x="6.276cm" svg:y="18.344cm" svg:viewBox="0 0 129 73" svg:d="M0 73c64-38 66-33 129-73">
          <text:p/>
        </draw:path>
        <draw:path draw:style-name="gr5" draw:text-style-name="P1" draw:layer="layout" svg:width="0.32cm" svg:height="0.166cm" svg:x="6.403cm" svg:y="18.177cm" svg:viewBox="0 0 321 167" svg:d="M0 167c164-80 161-84 321-167">
          <text:p/>
        </draw:path>
        <draw:path draw:style-name="gr6" draw:text-style-name="P1" draw:layer="layout" svg:width="0.155cm" svg:height="0.093cm" svg:x="6.724cm" svg:y="18.085cm" svg:viewBox="0 0 156 94" svg:d="M0 94c78-45 79-43 156-94">
          <text:p/>
        </draw:path>
        <draw:path draw:style-name="gr6" draw:text-style-name="P1" draw:layer="layout" svg:width="0.277cm" svg:height="0.176cm" svg:x="6.878cm" svg:y="17.908cm" svg:viewBox="0 0 278 177" svg:d="M0 177c138-90 139-88 278-177">
          <text:p/>
        </draw:path>
        <draw:path draw:style-name="gr5" draw:text-style-name="P1" draw:layer="layout" svg:width="0.101cm" svg:height="0.062cm" svg:x="7.155cm" svg:y="17.847cm" svg:viewBox="0 0 102 63" svg:d="M0 63c54-26 50-32 102-63">
          <text:p/>
        </draw:path>
        <draw:path draw:style-name="gr7" draw:text-style-name="P1" draw:layer="layout" svg:width="0.087cm" svg:height="0.08cm" svg:x="7.256cm" svg:y="17.767cm" svg:viewBox="0 0 88 81" svg:d="M0 81c93-58 48-36 88-81">
          <text:p/>
        </draw:path>
        <draw:path draw:style-name="gr8" draw:text-style-name="P1" draw:layer="layout" svg:width="0.107cm" svg:height="0.013cm" svg:x="7.236cm" svg:y="17.754cm" svg:viewBox="0 0 108 14" svg:d="M108 14c-57-14-6-22-108-4">
          <text:p/>
        </draw:path>
        <draw:path draw:style-name="gr2" draw:text-style-name="P1" draw:layer="layout" svg:width="0.139cm" svg:height="0.045cm" svg:x="7.099cm" svg:y="17.764cm" svg:viewBox="0 0 140 46" svg:d="M140 0c-72 20-73 11-140 46">
          <text:p/>
        </draw:path>
        <draw:path draw:style-name="gr4" draw:text-style-name="P1" draw:layer="layout" svg:width="0.308cm" svg:height="0.116cm" svg:x="6.79cm" svg:y="17.809cm" svg:viewBox="0 0 309 117" svg:d="M309 0c-153 59-156 56-309 117">
          <text:p/>
        </draw:path>
        <draw:path draw:style-name="gr5" draw:text-style-name="P1" draw:layer="layout" svg:width="0.15cm" svg:height="0.051cm" svg:x="6.64cm" svg:y="17.924cm" svg:viewBox="0 0 151 52" svg:d="M151 0c-74 24-73 27-151 52">
          <text:p/>
        </draw:path>
        <draw:path draw:style-name="gr5" draw:text-style-name="P1" draw:layer="layout" svg:width="0.301cm" svg:height="0.116cm" svg:x="6.339cm" svg:y="17.975cm" svg:viewBox="0 0 302 117" svg:d="M302 0c-151 61-152 56-302 117">
          <text:p/>
        </draw:path>
        <draw:path draw:style-name="gr5" draw:text-style-name="P1" draw:layer="layout" svg:width="0.146cm" svg:height="0.051cm" svg:x="6.193cm" svg:y="18.091cm" svg:viewBox="0 0 147 52" svg:d="M147 0c-75 22-73 28-147 52">
          <text:p/>
        </draw:path>
        <draw:path draw:style-name="gr5" draw:text-style-name="P1" draw:layer="layout" svg:width="0.231cm" svg:height="0.103cm" svg:x="5.961cm" svg:y="18.142cm" svg:viewBox="0 0 232 104" svg:d="M232 0c-117 50-117 49-232 104">
          <text:p/>
        </draw:path>
        <draw:path draw:style-name="gr7" draw:text-style-name="P1" draw:layer="layout" svg:width="0.074cm" svg:height="0.042cm" svg:x="5.888cm" svg:y="18.244cm" svg:viewBox="0 0 75 43" svg:d="M75 0c-39 21-40 19-75 43">
          <text:p/>
        </draw:path>
        <draw:path draw:style-name="gr8" draw:text-style-name="P1" draw:layer="layout" svg:width="0.044cm" svg:height="0.027cm" svg:x="5.844cm" svg:y="18.286cm" svg:viewBox="0 0 45 28" svg:d="M45 0c-25 11-23 14-45 28">
          <text:p/>
        </draw:path>
        <draw:path draw:style-name="gr9" draw:text-style-name="P1" draw:layer="layout" svg:width="0.047cm" svg:height="0.045cm" svg:x="5.798cm" svg:y="18.313cm" svg:viewBox="0 0 48 46" svg:d="M48 0c-53 24-26 21-48 46">
          <text:p/>
        </draw:path>
        <draw:path draw:style-name="gr10" draw:text-style-name="P1" draw:layer="layout" svg:width="0.078cm" svg:height="0.064cm" svg:x="5.798cm" svg:y="18.358cm" svg:viewBox="0 0 79 65" svg:d="M0 0c33 47 8 34 79 65">
          <text:p/>
        </draw:path>
        <draw:path draw:style-name="gr9" draw:text-style-name="P1" draw:layer="layout" svg:width="0.092cm" svg:height="0.009cm" svg:x="5.876cm" svg:y="18.421cm" svg:viewBox="0 0 93 10" svg:d="M0 0c48 7 40 18 93 3">
          <text:p/>
        </draw:path>
        <draw:path draw:style-name="gr3" draw:text-style-name="P1" draw:layer="layout" svg:width="0.275cm" svg:height="0.029cm" svg:x="5.968cm" svg:y="18.396cm" svg:viewBox="0 0 276 30" svg:d="M0 30c138-11 138-9 276-30">
          <text:p/>
        </draw:path>
        <draw:path draw:style-name="gr4" draw:text-style-name="P1" draw:layer="layout" svg:width="0.146cm" svg:height="0.025cm" svg:x="6.242cm" svg:y="18.371cm" svg:viewBox="0 0 147 26" svg:d="M0 26c75-15 76-10 147-26">
          <text:p/>
        </draw:path>
        <draw:path draw:style-name="gr4" draw:text-style-name="P1" draw:layer="layout" svg:width="0.254cm" svg:height="0.033cm" svg:x="6.389cm" svg:y="18.338cm" svg:viewBox="0 0 255 34" svg:d="M0 34c129-17 129-20 255-34">
          <text:p/>
        </draw:path>
        <draw:path draw:style-name="gr7" draw:text-style-name="P1" draw:layer="layout" svg:width="0.098cm" svg:height="0.01cm" svg:x="6.643cm" svg:y="18.328cm" svg:viewBox="0 0 99 11" svg:d="M0 11c50-8 50-6 99-11">
          <text:p/>
        </draw:path>
        <draw:path draw:style-name="gr11" draw:text-style-name="P1" draw:layer="layout" svg:width="0.084cm" svg:height="0.01cm" svg:x="6.74cm" svg:y="18.322cm" svg:viewBox="0 0 85 11" svg:d="M0 7c78-15 43-1 85 4">
          <text:p/>
        </draw:path>
        <draw:path draw:style-name="gr9" draw:text-style-name="P1" draw:layer="layout" svg:width="0.054cm" svg:height="0.064cm" svg:x="6.771cm" svg:y="18.332cm" svg:viewBox="0 0 55 65" svg:d="M55 0c-23 36 7 16-55 65">
          <text:p/>
        </draw:path>
        <draw:path draw:style-name="gr9" draw:text-style-name="P1" draw:layer="layout" svg:width="0.11cm" svg:height="0.078cm" svg:x="6.661cm" svg:y="18.396cm" svg:viewBox="0 0 111 79" svg:d="M111 0c-54 43-51 45-111 79">
          <text:p/>
        </draw:path>
        <draw:path draw:style-name="gr7" draw:text-style-name="P1" draw:layer="layout" svg:width="0.197cm" svg:height="0.115cm" svg:x="6.463cm" svg:y="18.473cm" svg:viewBox="0 0 198 116" svg:d="M198 0c-98 59-97 62-198 116">
          <text:p/>
        </draw:path>
        <draw:path draw:style-name="gr3" draw:text-style-name="P1" draw:layer="layout" svg:width="0.063cm" svg:height="0.033cm" svg:x="6.4cm" svg:y="18.588cm" svg:viewBox="0 0 64 34" svg:d="M64 0c-32 18-31 18-64 34">
          <text:p/>
        </draw:path>
        <draw:path draw:style-name="gr2" draw:text-style-name="P1" draw:layer="layout" svg:width="0.051cm" svg:height="0.019cm" svg:x="6.35cm" svg:y="18.621cm" svg:viewBox="0 0 52 20" svg:d="M52 0c-65 25-25 10-52 20">
          <text:p/>
        </draw:path>
        <draw:path draw:style-name="gr9" draw:text-style-name="P1" draw:layer="layout" svg:width="0.17cm" svg:height="0.058cm" svg:x="6.35cm" svg:y="18.582cm" svg:viewBox="0 0 171 59" svg:d="M0 59c84-32 47-15 171-59">
          <text:p/>
        </draw:path>
        <draw:path draw:style-name="gr9" draw:text-style-name="P1" draw:layer="layout" svg:width="0.091cm" svg:height="0.022cm" svg:x="6.52cm" svg:y="18.56cm" svg:viewBox="0 0 92 23" svg:d="M0 23c46-11 46-14 92-23">
          <text:p/>
        </draw:path>
        <draw:path draw:style-name="gr2" draw:text-style-name="P1" draw:layer="layout" svg:width="0.08cm" svg:height="0.023cm" svg:x="6.611cm" svg:y="18.537cm" svg:viewBox="0 0 81 24" svg:d="M0 24c39-14 40-12 81-24">
          <text:p/>
        </draw:path>
        <draw:path draw:style-name="gr9" draw:text-style-name="P1" draw:layer="layout" svg:width="0.067cm" svg:height="0.013cm" svg:x="6.691cm" svg:y="18.524cm" svg:viewBox="0 0 68 14" svg:d="M0 14c64-21 33-9 68-14">
          <text:p/>
        </draw:path>
        <draw:path draw:style-name="gr12" draw:text-style-name="P1" draw:layer="layout" svg:width="0.055cm" svg:height="0.036cm" svg:x="6.704cm" svg:y="18.524cm" svg:viewBox="0 0 56 37" svg:d="M56 0c-27 20 3 5-56 37">
          <text:p/>
        </draw:path>
        <draw:path draw:style-name="gr13" draw:text-style-name="P1" draw:layer="layout" svg:width="0.039cm" svg:height="0.022cm" svg:x="6.664cm" svg:y="18.56cm" svg:viewBox="0 0 40 23" svg:d="M40 0c-18 16-19 12-40 23">
          <text:p/>
        </draw:path>
        <draw:path draw:style-name="gr14" draw:text-style-name="P1" draw:layer="layout" svg:width="0.077cm" svg:height="0.02cm" svg:x="6.587cm" svg:y="18.582cm" svg:viewBox="0 0 78 21" svg:d="M78 0c-39 16-38 15-78 21">
          <text:p/>
        </draw:path>
        <draw:path draw:style-name="gr14" draw:text-style-name="P1" draw:layer="layout" svg:width="0.051cm" svg:height="0.004cm" svg:x="6.537cm" svg:y="18.598cm" svg:viewBox="0 0 52 5" svg:d="M52 5c-27-1-25 3-52-5">
          <text:p/>
        </draw:path>
        <draw:path draw:style-name="gr14" draw:text-style-name="P1" draw:layer="layout" svg:width="0.066cm" svg:height="0.01cm" svg:x="6.47cm" svg:y="18.588cm" svg:viewBox="0 0 67 11" svg:d="M67 11c-66 2-32-4-67-11">
          <text:p/>
        </draw:path>
        <draw:path draw:style-name="gr14" draw:text-style-name="P1" draw:layer="layout" svg:width="0.06cm" svg:height="0.039cm" svg:x="6.47cm" svg:y="18.549cm" svg:viewBox="0 0 61 40" svg:d="M0 40c27-24-3-12 61-40">
          <text:p/>
        </draw:path>
        <draw:path draw:style-name="gr12" draw:text-style-name="P1" draw:layer="layout" svg:width="0.11cm" svg:height="0.038cm" svg:x="6.531cm" svg:y="18.511cm" svg:viewBox="0 0 111 39" svg:d="M0 39c57-19 54-23 111-39">
          <text:p/>
        </draw:path>
        <draw:path draw:style-name="gr7" draw:text-style-name="P1" draw:layer="layout" svg:width="0.298cm" svg:height="0.106cm" svg:x="6.64cm" svg:y="18.406cm" svg:viewBox="0 0 299 107" svg:d="M0 107c149-52 149-53 299-107">
          <text:p/>
        </draw:path>
        <draw:path draw:style-name="gr5" draw:text-style-name="P1" draw:layer="layout" svg:width="0.131cm" svg:height="0.048cm" svg:x="6.937cm" svg:y="18.358cm" svg:viewBox="0 0 132 49" svg:d="M0 49c64-29 66-25 132-49">
          <text:p/>
        </draw:path>
        <draw:path draw:style-name="gr4" draw:text-style-name="P1" draw:layer="layout" svg:width="0.234cm" svg:height="0.062cm" svg:x="7.068cm" svg:y="18.296cm" svg:viewBox="0 0 235 63" svg:d="M0 63c117-37 116-36 235-63">
          <text:p/>
        </draw:path>
        <draw:path draw:style-name="gr3" draw:text-style-name="P1" draw:layer="layout" svg:width="0.05cm" svg:height="0.005cm" svg:x="7.302cm" svg:y="18.291cm" svg:viewBox="0 0 51 6" svg:d="M0 6c52-10 25-6 51 0">
          <text:p/>
        </draw:path>
        <draw:path draw:style-name="gr10" draw:text-style-name="P1" draw:layer="layout" svg:width="0.053cm" svg:height="0.042cm" svg:x="7.3cm" svg:y="18.296cm" svg:viewBox="0 0 54 43" svg:d="M54 0c-26 24-1 13-54 43">
          <text:p/>
        </draw:path>
        <draw:path draw:style-name="gr9" draw:text-style-name="P1" draw:layer="layout" svg:width="0.108cm" svg:height="0.061cm" svg:x="7.192cm" svg:y="18.338cm" svg:viewBox="0 0 109 62" svg:d="M109 0c-55 32-53 35-109 62">
          <text:p/>
        </draw:path>
        <draw:path draw:style-name="gr11" draw:text-style-name="P1" draw:layer="layout" svg:width="0.123cm" svg:height="0.065cm" svg:x="7.068cm" svg:y="18.399cm" svg:viewBox="0 0 124 66" svg:d="M124 0c-62 31-61 34-124 66">
          <text:p/>
        </draw:path>
        <draw:path draw:style-name="gr7" draw:text-style-name="P1" draw:layer="layout" svg:width="0.206cm" svg:height="0.113cm" svg:x="6.862cm" svg:y="18.463cm" svg:viewBox="0 0 207 114" svg:d="M207 0c-103 55-103 56-207 114">
          <text:p/>
        </draw:path>
        <draw:path draw:style-name="gr7" draw:text-style-name="P1" draw:layer="layout" svg:width="0.064cm" svg:height="0.038cm" svg:x="6.797cm" svg:y="18.576cm" svg:viewBox="0 0 65 39" svg:d="M65 0c-34 19-34 17-65 39">
          <text:p/>
        </draw:path>
        <draw:path draw:style-name="gr8" draw:text-style-name="P1" draw:layer="layout" svg:width="0.051cm" svg:height="0.032cm" svg:x="6.746cm" svg:y="18.614cm" svg:viewBox="0 0 52 33" svg:d="M52 0c-55 26-26 17-52 33">
          <text:p/>
        </draw:path>
        <draw:path draw:style-name="gr10" draw:text-style-name="P1" draw:layer="layout" svg:width="0.068cm" svg:height="0.005cm" svg:x="6.747cm" svg:y="18.646cm" svg:viewBox="0 0 69 6" svg:d="M0 0c35 7 4 9 69 0">
          <text:p/>
        </draw:path>
        <draw:path draw:style-name="gr9" draw:text-style-name="P1" draw:layer="layout" svg:width="0.139cm" svg:height="0.035cm" svg:x="6.816cm" svg:y="18.611cm" svg:viewBox="0 0 140 36" svg:d="M0 36c69-16 71-12 140-36">
          <text:p/>
        </draw:path>
        <draw:path draw:style-name="gr4" draw:text-style-name="P1" draw:layer="layout" svg:width="0.358cm" svg:height="0.103cm" svg:x="6.954cm" svg:y="18.508cm" svg:viewBox="0 0 359 104" svg:d="M0 104c179-51 180-50 359-104">
          <text:p/>
        </draw:path>
        <draw:path draw:style-name="gr6" draw:text-style-name="P1" draw:layer="layout" svg:width="0.155cm" svg:height="0.045cm" svg:x="7.312cm" svg:y="18.463cm" svg:viewBox="0 0 156 46" svg:d="M0 46c78-23 78-24 156-46">
          <text:p/>
        </draw:path>
        <draw:path draw:style-name="gr4" draw:text-style-name="P1" draw:layer="layout" svg:width="0.131cm" svg:height="0.042cm" svg:x="7.466cm" svg:y="18.421cm" svg:viewBox="0 0 132 43" svg:d="M0 43c132-50 66-21 132-43">
          <text:p/>
        </draw:path>
        <draw:path draw:style-name="gr11" draw:text-style-name="P1" draw:layer="layout" svg:width="0.135cm" svg:height="0.074cm" svg:x="7.462cm" svg:y="18.421cm" svg:viewBox="0 0 136 75" svg:d="M136 0c-69 37-1 8-136 75">
          <text:p/>
        </draw:path>
        <draw:path draw:style-name="gr8" draw:text-style-name="P1" draw:layer="layout" svg:width="0.119cm" svg:height="0.068cm" svg:x="7.343cm" svg:y="18.495cm" svg:viewBox="0 0 120 69" svg:d="M120 0c-63 29-59 33-120 69">
          <text:p/>
        </draw:path>
        <draw:path draw:style-name="gr3" draw:text-style-name="P1" draw:layer="layout" svg:width="0.151cm" svg:height="0.116cm" svg:x="7.191cm" svg:y="18.563cm" svg:viewBox="0 0 152 117" svg:d="M152 0c-77 57-79 54-152 117">
          <text:p/>
        </draw:path>
        <draw:path draw:style-name="gr8" draw:text-style-name="P1" draw:layer="layout" svg:width="0.033cm" svg:height="0.032cm" svg:x="7.158cm" svg:y="18.679cm" svg:viewBox="0 0 34 33" svg:d="M34 0c-49 31-18 14-34 33">
          <text:p/>
        </draw:path>
        <draw:path draw:style-name="gr9" draw:text-style-name="P1" draw:layer="layout" svg:width="0.171cm" svg:height="0.014cm" svg:x="7.159cm" svg:y="18.697cm" svg:viewBox="0 0 172 15" svg:d="M0 14c87-1 54 9 172-14">
          <text:p/>
        </draw:path>
        <draw:path draw:style-name="gr2" draw:text-style-name="P1" draw:layer="layout" svg:width="0.1cm" svg:height="0.026cm" svg:x="7.33cm" svg:y="18.672cm" svg:viewBox="0 0 101 27" svg:d="M0 27c52-9 51-9 101-27">
          <text:p/>
        </draw:path>
        <draw:path draw:style-name="gr1" draw:text-style-name="P1" draw:layer="layout" svg:width="0.045cm" svg:height="0.007cm" svg:x="7.359cm" svg:y="18.682cm" svg:viewBox="0 0 46 8" svg:d="M46 0c-38 18-24 0-46 0">
          <text:p/>
        </draw:path>
        <draw:path draw:style-name="gr14" draw:text-style-name="P1" draw:layer="layout" svg:width="0.024cm" svg:height="0.135cm" svg:x="7.336cm" svg:y="18.546cm" svg:viewBox="0 0 25 136" svg:d="M25 136c-25-68-26-51-24-136">
          <text:p/>
        </draw:path>
        <draw:path draw:style-name="gr9" draw:text-style-name="P1" draw:layer="layout" svg:width="0.027cm" svg:height="0.103cm" svg:x="7.336cm" svg:y="18.443cm" svg:viewBox="0 0 28 104" svg:d="M0 104c8-53 0-52 28-104">
          <text:p/>
        </draw:path>
        <draw:path draw:style-name="gr3" draw:text-style-name="P1" draw:layer="layout" svg:width="0.107cm" svg:height="0.253cm" svg:x="7.362cm" svg:y="18.19cm" svg:viewBox="0 0 108 254" svg:d="M0 254c49-128 49-127 108-254">
          <text:p/>
        </draw:path>
        <draw:path draw:style-name="gr4" draw:text-style-name="P1" draw:layer="layout" svg:width="0.074cm" svg:height="0.129cm" svg:x="7.469cm" svg:y="18.062cm" svg:viewBox="0 0 75 130" svg:d="M0 130c31-69 31-68 75-130">
          <text:p/>
        </draw:path>
        <draw:path draw:style-name="gr5" draw:text-style-name="P1" draw:layer="layout" svg:width="0.18cm" svg:height="0.237cm" svg:x="7.543cm" svg:y="17.825cm" svg:viewBox="0 0 181 238" svg:d="M0 238c85-124 85-123 181-238">
          <text:p/>
        </draw:path>
        <draw:path draw:style-name="gr5" draw:text-style-name="P1" draw:layer="layout" svg:width="0.107cm" svg:height="0.103cm" svg:x="7.723cm" svg:y="17.722cm" svg:viewBox="0 0 108 104" svg:d="M0 104c47-60 48-58 108-104">
          <text:p/>
        </draw:path>
        <draw:path draw:style-name="gr5" draw:text-style-name="P1" draw:layer="layout" svg:width="0.277cm" svg:height="0.177cm" svg:x="7.83cm" svg:y="17.545cm" svg:viewBox="0 0 278 178" svg:d="M0 178c142-86 133-97 278-178">
          <text:p/>
        </draw:path>
        <draw:path draw:style-name="gr4" draw:text-style-name="P1" draw:layer="layout" svg:width="0.044cm" svg:height="0.035cm" svg:x="8.107cm" svg:y="17.51cm" svg:viewBox="0 0 45 36" svg:d="M0 36c20-22 24-15 45-36">
          <text:p/>
        </draw:path>
        <draw:path draw:style-name="gr11" draw:text-style-name="P1" draw:layer="layout" svg:width="0.084cm" svg:height="0.035cm" svg:x="8.151cm" svg:y="17.475cm" svg:viewBox="0 0 85 36" svg:d="M0 36c40-29 40-22 85-36">
          <text:p/>
        </draw:path>
        <draw:path draw:style-name="gr11" draw:text-style-name="P1" draw:layer="layout" svg:width="0.144cm" svg:height="0.011cm" svg:x="8.235cm" svg:y="17.465cm" svg:viewBox="0 0 145 12" svg:d="M0 12c78-16 69-14 145-4">
          <text:p/>
        </draw:path>
        <draw:path draw:style-name="gr8" draw:text-style-name="P1" draw:layer="layout" svg:width="0.033cm" svg:height="0.032cm" svg:x="8.379cm" svg:y="17.472cm" svg:viewBox="0 0 34 33" svg:d="M0 0c25 11 22 3 34 33">
          <text:p/>
        </draw:path>
        <draw:path draw:style-name="gr2" draw:text-style-name="P1" draw:layer="layout" svg:width="0.027cm" svg:height="0.119cm" svg:x="8.413cm" svg:y="17.504cm" svg:viewBox="0 0 28 120" svg:d="M0 0c21 60 22 55 28 120">
          <text:p/>
        </draw:path>
        <draw:path draw:style-name="gr11" draw:text-style-name="P1" draw:layer="layout" svg:width="0.006cm" svg:height="0.112cm" svg:x="8.436cm" svg:y="17.623cm" svg:viewBox="0 0 7 113" svg:d="M3 0c5 58 6 57-3 113">
          <text:p/>
        </draw:path>
        <draw:path draw:style-name="gr7" draw:text-style-name="P1" draw:layer="layout" svg:width="0.044cm" svg:height="0.229cm" svg:x="8.392cm" svg:y="17.734cm" svg:viewBox="0 0 45 230" svg:d="M45 0c-18 117-17 117-45 230">
          <text:p/>
        </draw:path>
        <draw:path draw:style-name="gr7" draw:text-style-name="P1" draw:layer="layout" svg:width="0.037cm" svg:height="0.118cm" svg:x="8.355cm" svg:y="17.963cm" svg:viewBox="0 0 38 119" svg:d="M38 0c-12 62-14 60-38 119">
          <text:p/>
        </draw:path>
        <draw:path draw:style-name="gr4" draw:text-style-name="P1" draw:layer="layout" svg:width="0.127cm" svg:height="0.257cm" svg:x="8.228cm" svg:y="18.081cm" svg:viewBox="0 0 128 258" svg:d="M128 0c-61 131-57 132-128 258">
          <text:p/>
        </draw:path>
        <draw:path draw:style-name="gr5" draw:text-style-name="P1" draw:layer="layout" svg:width="0.081cm" svg:height="0.135cm" svg:x="8.148cm" svg:y="18.338cm" svg:viewBox="0 0 82 136" svg:d="M82 0c-36 71-38 69-82 136">
          <text:p/>
        </draw:path>
        <draw:path draw:style-name="gr5" draw:text-style-name="P1" draw:layer="layout" svg:width="0.204cm" svg:height="0.266cm" svg:x="7.943cm" svg:y="18.473cm" svg:viewBox="0 0 205 267" svg:d="M205 0c-97 137-97 136-205 267">
          <text:p/>
        </draw:path>
        <draw:path draw:style-name="gr6" draw:text-style-name="P1" draw:layer="layout" svg:width="0.123cm" svg:height="0.129cm" svg:x="7.82cm" svg:y="18.739cm" svg:viewBox="0 0 124 130" svg:d="M124 0c-61 66-56 69-124 130">
          <text:p/>
        </draw:path>
        <draw:path draw:style-name="gr6" draw:text-style-name="P1" draw:layer="layout" svg:width="0.263cm" svg:height="0.269cm" svg:x="7.557cm" svg:y="18.868cm" svg:viewBox="0 0 264 270" svg:d="M264 0c-130 137-132 135-264 270">
          <text:p/>
        </draw:path>
        <draw:path draw:style-name="gr6" draw:text-style-name="P1" draw:layer="layout" svg:width="0.128cm" svg:height="0.117cm" svg:x="7.429cm" svg:y="19.137cm" svg:viewBox="0 0 129 118" svg:d="M129 0c-60 64-62 61-129 118">
          <text:p/>
        </draw:path>
        <draw:path draw:style-name="gr4" draw:text-style-name="P1" draw:layer="layout" svg:width="0.137cm" svg:height="0.083cm" svg:x="7.292cm" svg:y="19.253cm" svg:viewBox="0 0 138 84" svg:d="M138 0c-65 45-63 47-138 84">
          <text:p/>
        </draw:path>
        <draw:path draw:style-name="gr5" draw:text-style-name="P1" draw:layer="layout" svg:width="0.244cm" svg:height="0.123cm" svg:x="7.048cm" svg:y="19.336cm" svg:viewBox="0 0 245 124" svg:d="M245 0c-118 72-120 66-245 124">
          <text:p/>
        </draw:path>
        <draw:path draw:style-name="gr4" draw:text-style-name="P1" draw:layer="layout" svg:width="0.111cm" svg:height="0.022cm" svg:x="6.937cm" svg:y="19.458cm" svg:viewBox="0 0 112 23" svg:d="M112 0c-55 20-52 22-112 23">
          <text:p/>
        </draw:path>
        <draw:path draw:style-name="gr3" draw:text-style-name="P1" draw:layer="layout" svg:width="0.122cm" svg:height="0.013cm" svg:x="6.815cm" svg:y="19.47cm" svg:viewBox="0 0 123 14" svg:d="M123 11c-67 6-61 3-123-11">
          <text:p/>
        </draw:path>
        <draw:path draw:style-name="gr8" draw:text-style-name="P1" draw:layer="layout" svg:width="0.045cm" svg:height="0.035cm" svg:x="6.77cm" svg:y="19.436cm" svg:viewBox="0 0 46 36" svg:d="M46 36c-35-11-27-7-46-36">
          <text:p/>
        </draw:path>
        <draw:path draw:style-name="gr8" draw:text-style-name="P1" draw:layer="layout" svg:width="0.03cm" svg:height="0.119cm" svg:x="6.74cm" svg:y="19.317cm" svg:viewBox="0 0 31 120" svg:d="M31 120c-28-59-27-54-31-120">
          <text:p/>
        </draw:path>
        <draw:path draw:style-name="gr11" draw:text-style-name="P1" draw:layer="layout" svg:width="0.021cm" svg:height="0.091cm" svg:x="6.74cm" svg:y="19.226cm" svg:viewBox="0 0 22 92" svg:d="M0 92c-1-50-2-45 22-92">
          <text:p/>
        </draw:path>
        <draw:path draw:style-name="gr3" draw:text-style-name="P1" draw:layer="layout" svg:width="0.133cm" svg:height="0.208cm" svg:x="6.761cm" svg:y="19.018cm" svg:viewBox="0 0 134 209" svg:d="M0 209c57-111 56-109 134-209">
          <text:p/>
        </draw:path>
        <draw:path draw:style-name="gr4" draw:text-style-name="P1" draw:layer="layout" svg:width="0.117cm" svg:height="0.112cm" svg:x="6.894cm" svg:y="18.907cm" svg:viewBox="0 0 118 113" svg:d="M0 113c56-61 50-64 118-113">
          <text:p/>
        </draw:path>
        <draw:path draw:style-name="gr5" draw:text-style-name="P1" draw:layer="layout" svg:width="0.275cm" svg:height="0.222cm" svg:x="7.011cm" svg:y="18.684cm" svg:viewBox="0 0 276 223" svg:d="M0 223c135-115 135-114 276-223">
          <text:p/>
        </draw:path>
        <draw:path draw:style-name="gr6" draw:text-style-name="P1" draw:layer="layout" svg:width="0.167cm" svg:height="0.113cm" svg:x="7.286cm" svg:y="18.572cm" svg:viewBox="0 0 168 114" svg:d="M0 114c81-61 80-62 168-114">
          <text:p/>
        </draw:path>
        <draw:path draw:style-name="gr6" draw:text-style-name="P1" draw:layer="layout" svg:width="0.317cm" svg:height="0.179cm" svg:x="7.453cm" svg:y="18.393cm" svg:viewBox="0 0 318 180" svg:d="M0 180c155-96 156-94 318-180">
          <text:p/>
        </draw:path>
        <draw:path draw:style-name="gr6" draw:text-style-name="P1" draw:layer="layout" svg:width="0.144cm" svg:height="0.058cm" svg:x="7.77cm" svg:y="18.335cm" svg:viewBox="0 0 145 59" svg:d="M0 59c69-35 68-36 145-59">
          <text:p/>
        </draw:path>
        <draw:path draw:style-name="gr4" draw:text-style-name="P1" draw:layer="layout" svg:width="0.187cm" svg:height="0.052cm" svg:x="7.914cm" svg:y="18.283cm" svg:viewBox="0 0 188 53" svg:d="M0 53c92-35 91-32 188-53">
          <text:p/>
        </draw:path>
        <draw:path draw:style-name="gr11" draw:text-style-name="P1" draw:layer="layout" svg:width="0.053cm" svg:height="0.011cm" svg:x="8.101cm" svg:y="18.279cm" svg:viewBox="0 0 54 12" svg:d="M0 4c38-7 26-6 54 8">
          <text:p/>
        </draw:path>
        <draw:path draw:style-name="gr10" draw:text-style-name="P1" draw:layer="layout" svg:width="0.008cm" svg:height="0.038cm" svg:x="8.155cm" svg:y="18.29cm" svg:viewBox="0 0 9 39" svg:d="M0 0c9 23 13 10 0 39">
          <text:p/>
        </draw:path>
        <draw:path draw:style-name="gr9" draw:text-style-name="P1" draw:layer="layout" svg:width="0.05cm" svg:height="0.081cm" svg:x="8.105cm" svg:y="18.328cm" svg:viewBox="0 0 51 82" svg:d="M51 0c-20 45-18 43-51 82">
          <text:p/>
        </draw:path>
        <draw:path draw:style-name="gr3" draw:text-style-name="P1" draw:layer="layout" svg:width="0.187cm" svg:height="0.205cm" svg:x="7.917cm" svg:y="18.409cm" svg:viewBox="0 0 188 206" svg:d="M188 0c-92 106-89 108-188 206">
          <text:p/>
        </draw:path>
        <draw:path draw:style-name="gr4" draw:text-style-name="P1" draw:layer="layout" svg:width="0.087cm" svg:height="0.084cm" svg:x="7.83cm" svg:y="18.614cm" svg:viewBox="0 0 88 85" svg:d="M88 0c-45 41-42 44-88 85">
          <text:p/>
        </draw:path>
        <draw:path draw:style-name="gr7" draw:text-style-name="P1" draw:layer="layout" svg:width="0.12cm" svg:height="0.123cm" svg:x="7.71cm" svg:y="18.697cm" svg:viewBox="0 0 121 124" svg:d="M121 0c-61 61-61 61-121 124">
          <text:p/>
        </draw:path>
        <draw:path draw:style-name="gr11" draw:text-style-name="P1" draw:layer="layout" svg:width="0.024cm" svg:height="0.028cm" svg:x="7.686cm" svg:y="18.82cm" svg:viewBox="0 0 25 29" svg:d="M25 0c-40 33-14 13-25 29">
          <text:p/>
        </draw:path>
        <draw:path draw:style-name="gr9" draw:text-style-name="P1" draw:layer="layout" svg:width="0.207cm" svg:height="0.08cm" svg:x="7.687cm" svg:y="18.768cm" svg:viewBox="0 0 208 81" svg:d="M0 81c105-38 79-21 208-81">
          <text:p/>
        </draw:path>
        <draw:path draw:style-name="gr9" draw:text-style-name="P1" draw:layer="layout" svg:width="0.057cm" svg:height="0.029cm" svg:x="7.894cm" svg:y="18.739cm" svg:viewBox="0 0 58 30" svg:d="M0 30c29-15 29-13 58-30">
          <text:p/>
        </draw:path>
        <draw:path draw:style-name="gr11" draw:text-style-name="P1" draw:layer="layout" svg:width="0.211cm" svg:height="0.113cm" svg:x="7.95cm" svg:y="18.627cm" svg:viewBox="0 0 212 114" svg:d="M0 114c108-55 107-56 212-114">
          <text:p/>
        </draw:path>
        <draw:path draw:style-name="gr3" draw:text-style-name="P1" draw:layer="layout" svg:width="0.057cm" svg:height="0.036cm" svg:x="8.161cm" svg:y="18.591cm" svg:viewBox="0 0 58 37" svg:d="M0 37c29-17 29-16 58-37">
          <text:p/>
        </draw:path>
        <draw:path draw:style-name="gr9" draw:text-style-name="P1" draw:layer="layout" svg:width="0.036cm" svg:height="0.025cm" svg:x="8.219cm" svg:y="18.566cm" svg:viewBox="0 0 37 26" svg:d="M0 26c41-30 20-11 37-26">
          <text:p/>
        </draw:path>
        <draw:path draw:style-name="gr15" draw:text-style-name="P1" draw:layer="layout" svg:width="0.06cm" svg:height="0.045cm" svg:x="8.195cm" svg:y="18.566cm" svg:viewBox="0 0 61 46" svg:d="M61 0c-74 40-6 6-61 46">
          <text:p/>
        </draw:path>
        <draw:path draw:style-name="gr15" draw:text-style-name="P1" draw:layer="layout" svg:width="0.135cm" svg:height="0.012cm" svg:x="8.195cm" svg:y="18.602cm" svg:viewBox="0 0 136 13" svg:d="M0 10c68-1 24 12 136-10">
          <text:p/>
        </draw:path>
        <draw:path draw:style-name="gr2" draw:text-style-name="P1" draw:layer="layout" svg:width="0.187cm" svg:height="0.036cm" svg:x="8.33cm" svg:y="18.566cm" svg:viewBox="0 0 188 37" svg:d="M0 37c127-31 94-15 188-37">
          <text:p/>
        </draw:path>
        <draw:path draw:style-name="gr8" draw:text-style-name="P1" draw:layer="layout" svg:width="0.036cm" svg:height="0.019cm" svg:x="8.479cm" svg:y="18.566cm" svg:viewBox="0 0 37 20" svg:d="M37 0c-18 10 15-2-37 20">
          <text:p/>
        </draw:path>
        <draw:path draw:style-name="gr8" draw:text-style-name="P1" draw:layer="layout" svg:width="0.178cm" svg:height="0.097cm" svg:x="8.301cm" svg:y="18.585cm" svg:viewBox="0 0 179 98" svg:d="M179 0c-89 49-89 49-179 98">
          <text:p/>
        </draw:path>
        <draw:path draw:style-name="gr11" draw:text-style-name="P1" draw:layer="layout" svg:width="0.056cm" svg:height="0.032cm" svg:x="8.245cm" svg:y="18.681cm" svg:viewBox="0 0 57 33" svg:d="M57 0c-28 16-28 16-57 33">
          <text:p/>
        </draw:path>
        <draw:path draw:style-name="gr9" draw:text-style-name="P1" draw:layer="layout" svg:width="0.037cm" svg:height="0.022cm" svg:x="8.209cm" svg:y="18.713cm" svg:viewBox="0 0 38 23" svg:d="M38 0c-44 19-18 12-38 23">
          <text:p/>
        </draw:path>
        <draw:path draw:style-name="gr16" draw:text-style-name="P1" draw:layer="layout" svg:width="0.088cm" svg:height="0.049cm" svg:x="11.294cm" svg:y="18.386cm" svg:viewBox="0 0 89 50" svg:d="M0 50c44-25 45-24 89-50">
          <text:p/>
        </draw:path>
        <draw:path draw:style-name="gr17" draw:text-style-name="P1" draw:layer="layout" svg:width="0.177cm" svg:height="0.092cm" svg:x="11.382cm" svg:y="18.294cm" svg:viewBox="0 0 178 93" svg:d="M0 93c88-46 88-47 178-93">
          <text:p/>
        </draw:path>
        <draw:path draw:style-name="gr18" draw:text-style-name="P1" draw:layer="layout" svg:width="0.146cm" svg:height="0.079cm" svg:x="11.56cm" svg:y="18.215cm" svg:viewBox="0 0 147 80" svg:d="M0 80c74-39 74-39 147-80">
          <text:p/>
        </draw:path>
        <draw:path draw:style-name="gr19" draw:text-style-name="P1" draw:layer="layout" svg:width="0.299cm" svg:height="0.162cm" svg:x="11.706cm" svg:y="18.053cm" svg:viewBox="0 0 300 163" svg:d="M0 163c149-81 149-81 300-163">
          <text:p/>
        </draw:path>
        <draw:path draw:style-name="gr19" draw:text-style-name="P1" draw:layer="layout" svg:width="0.129cm" svg:height="0.073cm" svg:x="12.005cm" svg:y="17.98cm" svg:viewBox="0 0 130 74" svg:d="M0 74c66-35 66-37 130-74">
          <text:p/>
        </draw:path>
        <draw:path draw:style-name="gr20" draw:text-style-name="P1" draw:layer="layout" svg:width="0.185cm" svg:height="0.122cm" svg:x="12.133cm" svg:y="17.859cm" svg:viewBox="0 0 186 123" svg:d="M0 123c92-61 94-59 186-123">
          <text:p/>
        </draw:path>
        <draw:path draw:style-name="gr18" draw:text-style-name="P1" draw:layer="layout" svg:width="0.068cm" svg:height="0.049cm" svg:x="12.318cm" svg:y="17.81cm" svg:viewBox="0 0 69 50" svg:d="M0 50c39-21 36-25 69-50">
          <text:p/>
        </draw:path>
        <draw:path draw:style-name="gr21" draw:text-style-name="P1" draw:layer="layout" svg:width="0.048cm" svg:height="0.064cm" svg:x="12.386cm" svg:y="17.746cm" svg:viewBox="0 0 49 65" svg:d="M0 65c33-30 28-27 49-65">
          <text:p/>
        </draw:path>
        <draw:path draw:style-name="gr17" draw:text-style-name="P1" draw:layer="layout" svg:width="0.01cm" svg:height="0.026cm" svg:x="12.427cm" svg:y="17.72cm" svg:viewBox="0 0 11 27" svg:d="M7 27c6-26 6-11-7-27">
          <text:p/>
        </draw:path>
        <draw:path draw:style-name="gr22" draw:text-style-name="P1" draw:layer="layout" svg:width="0.152cm" svg:height="0.016cm" svg:x="12.274cm" svg:y="17.72cm" svg:viewBox="0 0 153 17" svg:d="M153 0c-77 1-67-5-153 17">
          <text:p/>
        </draw:path>
        <draw:path draw:style-name="gr23" draw:text-style-name="P1" draw:layer="layout" svg:width="0.194cm" svg:height="0.059cm" svg:x="12.08cm" svg:y="17.736cm" svg:viewBox="0 0 195 60" svg:d="M195 0c-99 24-99 22-195 60">
          <text:p/>
        </draw:path>
        <draw:path draw:style-name="gr19" draw:text-style-name="P1" draw:layer="layout" svg:width="0.274cm" svg:height="0.112cm" svg:x="11.807cm" svg:y="17.795cm" svg:viewBox="0 0 275 113" svg:d="M275 0c-136 58-139 50-275 113">
          <text:p/>
        </draw:path>
        <draw:path draw:style-name="gr19" draw:text-style-name="P1" draw:layer="layout" svg:width="0.134cm" svg:height="0.049cm" svg:x="11.673cm" svg:y="17.906cm" svg:viewBox="0 0 135 50" svg:d="M135 0c-68 23-66 28-135 50">
          <text:p/>
        </draw:path>
        <draw:path draw:style-name="gr20" draw:text-style-name="P1" draw:layer="layout" svg:width="0.212cm" svg:height="0.093cm" svg:x="11.461cm" svg:y="17.955cm" svg:viewBox="0 0 213 94" svg:d="M213 0c-108 44-108 44-213 94">
          <text:p/>
        </draw:path>
        <draw:path draw:style-name="gr18" draw:text-style-name="P1" draw:layer="layout" svg:width="0.063cm" svg:height="0.034cm" svg:x="11.398cm" svg:y="18.048cm" svg:viewBox="0 0 64 35" svg:d="M64 0c-35 13-33 15-64 35">
          <text:p/>
        </draw:path>
        <draw:path draw:style-name="gr24" draw:text-style-name="P1" draw:layer="layout" svg:width="0.04cm" svg:height="0.044cm" svg:x="11.358cm" svg:y="18.082cm" svg:viewBox="0 0 41 45" svg:d="M41 0c-50 32-24 19-41 45">
          <text:p/>
        </draw:path>
        <draw:path draw:style-name="gr17" draw:text-style-name="P1" draw:layer="layout" svg:width="0.081cm" svg:height="0.018cm" svg:x="11.358cm" svg:y="18.126cm" svg:viewBox="0 0 82 19" svg:d="M0 0c40 19 11 19 82 19">
          <text:p/>
        </draw:path>
        <draw:path draw:style-name="gr25" draw:text-style-name="P1" draw:layer="layout" svg:width="0.21cm" svg:height="0.023cm" svg:x="11.438cm" svg:y="18.121cm" svg:viewBox="0 0 211 24" svg:d="M0 24c106-16 105-3 211-24">
          <text:p/>
        </draw:path>
        <draw:path draw:style-name="gr23" draw:text-style-name="P1" draw:layer="layout" svg:width="0.101cm" svg:height="0.003cm" svg:x="11.648cm" svg:y="18.118cm" svg:viewBox="0 0 102 4" svg:d="M0 4c52-5 52-5 102 0">
          <text:p/>
        </draw:path>
        <draw:path draw:style-name="gr21" draw:text-style-name="P1" draw:layer="layout" svg:width="0.104cm" svg:height="0.015cm" svg:x="11.749cm" svg:y="18.121cm" svg:viewBox="0 0 105 16" svg:d="M0 0c55 2 52 4 105 16">
          <text:p/>
        </draw:path>
        <draw:path draw:style-name="gr22" draw:text-style-name="P1" draw:layer="layout" svg:width="0.033cm" svg:height="0.022cm" svg:x="11.852cm" svg:y="18.136cm" svg:viewBox="0 0 34 23" svg:d="M0 0c28 6 19 5 34 23">
          <text:p/>
        </draw:path>
        <draw:path draw:style-name="gr26" draw:text-style-name="P1" draw:layer="layout" svg:width="0.009cm" svg:height="0.063cm" svg:x="11.885cm" svg:y="18.157cm" svg:viewBox="0 0 10 64" svg:d="M0 0c12 34 12 27 3 64">
          <text:p/>
        </draw:path>
        <draw:path draw:style-name="gr22" draw:text-style-name="P1" draw:layer="layout" svg:width="0.044cm" svg:height="0.066cm" svg:x="11.845cm" svg:y="18.22cm" svg:viewBox="0 0 45 67" svg:d="M45 0c-18 38-13 36-45 67">
          <text:p/>
        </draw:path>
        <draw:path draw:style-name="gr24" draw:text-style-name="P1" draw:layer="layout" svg:width="0.146cm" svg:height="0.131cm" svg:x="11.699cm" svg:y="18.286cm" svg:viewBox="0 0 147 132" svg:d="M147 0c-69 71-67 71-147 132">
          <text:p/>
        </draw:path>
        <draw:path draw:style-name="gr23" draw:text-style-name="P1" draw:layer="layout" svg:width="0.088cm" svg:height="0.059cm" svg:x="11.611cm" svg:y="18.417cm" svg:viewBox="0 0 89 60" svg:d="M89 0c-42 33-41 33-89 60">
          <text:p/>
        </draw:path>
        <draw:path draw:style-name="gr18" draw:text-style-name="P1" draw:layer="layout" svg:width="0.175cm" svg:height="0.09cm" svg:x="11.435cm" svg:y="18.476cm" svg:viewBox="0 0 176 91" svg:d="M176 0c-88 45-85 48-176 91">
          <text:p/>
        </draw:path>
        <draw:path draw:style-name="gr23" draw:text-style-name="P1" draw:layer="layout" svg:width="0.065cm" svg:height="0.034cm" svg:x="11.37cm" svg:y="18.566cm" svg:viewBox="0 0 66 35" svg:d="M66 0c-34 16-33 17-66 35">
          <text:p/>
        </draw:path>
        <draw:path draw:style-name="gr27" draw:text-style-name="P1" draw:layer="layout" svg:width="0.046cm" svg:height="0.029cm" svg:x="11.663cm" svg:y="18.437cm" svg:viewBox="0 0 47 30" svg:d="M47 30c-24-17-24-16-47-30">
          <text:p/>
        </draw:path>
        <draw:path draw:style-name="gr28" draw:text-style-name="P1" draw:layer="layout" svg:width="0.031cm" svg:height="0.017cm" svg:x="11.632cm" svg:y="18.42cm" svg:viewBox="0 0 32 18" svg:d="M32 18c-21-6-15-11-32-18">
          <text:p/>
        </draw:path>
        <draw:path draw:style-name="gr29" draw:text-style-name="P1" draw:layer="layout" svg:width="0.03cm" svg:height="0.064cm" svg:x="11.602cm" svg:y="18.357cm" svg:viewBox="0 0 31 65" svg:d="M31 65c-24-32-20-29-31-65">
          <text:p/>
        </draw:path>
        <draw:path draw:style-name="gr17" draw:text-style-name="P1" draw:layer="layout" svg:width="0.009cm" svg:height="0.059cm" svg:x="11.602cm" svg:y="18.298cm" svg:viewBox="0 0 10 60" svg:d="M0 60c2-31-6-29 10-60">
          <text:p/>
        </draw:path>
        <draw:path draw:style-name="gr22" draw:text-style-name="P1" draw:layer="layout" svg:width="0.017cm" svg:height="0.066cm" svg:x="11.611cm" svg:y="18.232cm" svg:viewBox="0 0 18 67" svg:d="M0 67c8-34 7-34 18-67">
          <text:p/>
        </draw:path>
        <draw:path draw:style-name="gr24" draw:text-style-name="P1" draw:layer="layout" svg:width="0.059cm" svg:height="0.162cm" svg:x="11.627cm" svg:y="18.07cm" svg:viewBox="0 0 60 163" svg:d="M0 163c27-82 28-82 60-163">
          <text:p/>
        </draw:path>
        <draw:path draw:style-name="gr21" draw:text-style-name="P1" draw:layer="layout" svg:width="0.037cm" svg:height="0.083cm" svg:x="11.686cm" svg:y="17.987cm" svg:viewBox="0 0 38 84" svg:d="M0 84c17-43 18-42 38-84">
          <text:p/>
        </draw:path>
        <draw:path draw:style-name="gr21" draw:text-style-name="P1" draw:layer="layout" svg:width="0.083cm" svg:height="0.133cm" svg:x="11.724cm" svg:y="17.854cm" svg:viewBox="0 0 84 134" svg:d="M0 134c37-70 38-69 84-134">
          <text:p/>
        </draw:path>
        <draw:path draw:style-name="gr21" draw:text-style-name="P1" draw:layer="layout" svg:width="0.056cm" svg:height="0.059cm" svg:x="11.807cm" svg:y="17.795cm" svg:viewBox="0 0 57 60" svg:d="M0 60c25-33 24-33 57-60">
          <text:p/>
        </draw:path>
        <draw:path draw:style-name="gr21" draw:text-style-name="P1" draw:layer="layout" svg:width="0.116cm" svg:height="0.085cm" svg:x="11.863cm" svg:y="17.71cm" svg:viewBox="0 0 117 86" svg:d="M0 86c56-48 55-47 117-86">
          <text:p/>
        </draw:path>
        <draw:path draw:style-name="gr21" draw:text-style-name="P1" draw:layer="layout" svg:width="0.068cm" svg:height="0.032cm" svg:x="11.979cm" svg:y="17.678cm" svg:viewBox="0 0 69 33" svg:d="M0 33c34-18 33-20 69-33">
          <text:p/>
        </draw:path>
        <draw:path draw:style-name="gr24" draw:text-style-name="P1" draw:layer="layout" svg:width="0.102cm" svg:height="0.037cm" svg:x="12.047cm" svg:y="17.641cm" svg:viewBox="0 0 103 38" svg:d="M0 38c51-24 51-20 103-38">
          <text:p/>
        </draw:path>
        <draw:path draw:style-name="gr25" draw:text-style-name="P1" draw:layer="layout" svg:width="0.05cm" svg:height="0.005cm" svg:x="12.149cm" svg:y="17.636cm" svg:viewBox="0 0 51 6" svg:d="M0 6c25-5 24-8 51-5">
          <text:p/>
        </draw:path>
        <draw:path draw:style-name="gr22" draw:text-style-name="P1" draw:layer="layout" svg:width="0.061cm" svg:height="0.006cm" svg:x="12.199cm" svg:y="17.635cm" svg:viewBox="0 0 62 7" svg:d="M0 2c33-5 30 0 62 5">
          <text:p/>
        </draw:path>
        <draw:path draw:style-name="gr17" draw:text-style-name="P1" draw:layer="layout" svg:width="0.079cm" svg:height="0.037cm" svg:x="12.26cm" svg:y="17.641cm" svg:viewBox="0 0 80 38" svg:d="M0 0c40 16 40 12 80 38">
          <text:p/>
        </draw:path>
        <draw:path draw:style-name="gr29" draw:text-style-name="P1" draw:layer="layout" svg:width="0.055cm" svg:height="0.039cm" svg:x="12.339cm" svg:y="17.678cm" svg:viewBox="0 0 56 40" svg:d="M0 0c33 16 29 17 56 40">
          <text:p/>
        </draw:path>
        <draw:path draw:style-name="gr16" draw:text-style-name="P1" draw:layer="layout" svg:width="0.025cm" svg:height="0.049cm" svg:x="12.393cm" svg:y="17.717cm" svg:viewBox="0 0 26 50" svg:d="M0 0c19 23 20 20 26 50">
          <text:p/>
        </draw:path>
        <draw:path draw:style-name="gr27" draw:text-style-name="P1" draw:layer="layout" svg:width="0.004cm" svg:height="0.044cm" svg:x="12.418cm" svg:y="17.766cm" svg:viewBox="0 0 5 45" svg:d="M0 0c6 23 7 21 2 45">
          <text:p/>
        </draw:path>
        <draw:path draw:style-name="gr16" draw:text-style-name="P1" draw:layer="layout" svg:width="0.011cm" svg:height="0.056cm" svg:x="12.409cm" svg:y="17.81cm" svg:viewBox="0 0 12 57" svg:d="M12 0c-4 30-2 29-12 57">
          <text:p/>
        </draw:path>
        <draw:path draw:style-name="gr29" draw:text-style-name="P1" draw:layer="layout" svg:width="0.012cm" svg:height="0.032cm" svg:x="12.397cm" svg:y="17.866cm" svg:viewBox="0 0 13 33" svg:d="M13 0c-6 17-5 17-13 33">
          <text:p/>
        </draw:path>
        <draw:path draw:style-name="gr29" draw:text-style-name="P1" draw:layer="layout" svg:width="0.021cm" svg:height="0.044cm" svg:x="12.376cm" svg:y="17.897cm" svg:viewBox="0 0 22 45" svg:d="M22 0c-10 23-11 21-22 45">
          <text:p/>
        </draw:path>
        <draw:path draw:style-name="gr29" draw:text-style-name="P1" draw:layer="layout" svg:width="0.025cm" svg:height="0.034cm" svg:x="12.351cm" svg:y="17.941cm" svg:viewBox="0 0 26 35" svg:d="M26 0c-14 16-10 18-26 35">
          <text:p/>
        </draw:path>
        <draw:path draw:style-name="gr29" draw:text-style-name="P1" draw:layer="layout" svg:width="0.023cm" svg:height="0.041cm" svg:x="12.328cm" svg:y="17.975cm" svg:viewBox="0 0 24 42" svg:d="M24 0c-13 20-14 20-24 42">
          <text:p/>
        </draw:path>
        <draw:path draw:style-name="gr26" draw:text-style-name="P1" draw:layer="layout" svg:width="0.048cm" svg:height="0.081cm" svg:x="12.28cm" svg:y="18.016cm" svg:viewBox="0 0 49 82" svg:d="M49 0c-26 40-25 41-49 82">
          <text:p/>
        </draw:path>
        <draw:path draw:style-name="gr29" draw:text-style-name="P1" draw:layer="layout" svg:width="0.016cm" svg:height="0.029cm" svg:x="12.265cm" svg:y="18.097cm" svg:viewBox="0 0 17 30" svg:d="M17 0c-10 14-11 14-17 30">
          <text:p/>
        </draw:path>
        <draw:path draw:style-name="gr26" draw:text-style-name="P1" draw:layer="layout" svg:width="0.04cm" svg:height="0.071cm" svg:x="12.224cm" svg:y="18.126cm" svg:viewBox="0 0 41 72" svg:d="M41 0c-18 38-21 37-41 72">
          <text:p/>
        </draw:path>
        <draw:path draw:style-name="gr22" draw:text-style-name="P1" draw:layer="layout" svg:width="0.033cm" svg:height="0.042cm" svg:x="12.191cm" svg:y="18.196cm" svg:viewBox="0 0 34 43" svg:d="M34 0c-18 20-15 23-34 43">
          <text:p/>
        </draw:path>
        <draw:path draw:style-name="gr22" draw:text-style-name="P1" draw:layer="layout" svg:width="0.058cm" svg:height="0.083cm" svg:x="12.133cm" svg:y="18.238cm" svg:viewBox="0 0 59 84" svg:d="M59 0c-29 42-30 42-59 84">
          <text:p/>
        </draw:path>
        <draw:path draw:style-name="gr22" draw:text-style-name="P1" draw:layer="layout" svg:width="0.033cm" svg:height="0.044cm" svg:x="12.1cm" svg:y="18.321cm" svg:viewBox="0 0 34 45" svg:d="M34 0c-16 21-15 22-34 45">
          <text:p/>
        </draw:path>
        <draw:path draw:style-name="gr25" draw:text-style-name="P1" draw:layer="layout" svg:width="0.081cm" svg:height="0.107cm" svg:x="12.019cm" svg:y="18.365cm" svg:viewBox="0 0 82 108" svg:d="M82 0c-42 52-39 53-82 108">
          <text:p/>
        </draw:path>
        <draw:path draw:style-name="gr24" draw:text-style-name="P1" draw:layer="layout" svg:width="0.043cm" svg:height="0.063cm" svg:x="11.977cm" svg:y="18.471cm" svg:viewBox="0 0 44 64" svg:d="M44 0c-21 33-24 31-44 64">
          <text:p/>
        </draw:path>
        <draw:path draw:style-name="gr21" draw:text-style-name="P1" draw:layer="layout" svg:width="0.091cm" svg:height="0.118cm" svg:x="11.885cm" svg:y="18.534cm" svg:viewBox="0 0 92 119" svg:d="M92 0c-45 61-45 61-92 119">
          <text:p/>
        </draw:path>
        <draw:path draw:style-name="gr21" draw:text-style-name="P1" draw:layer="layout" svg:width="0.06cm" svg:height="0.068cm" svg:x="11.825cm" svg:y="18.652cm" svg:viewBox="0 0 61 69" svg:d="M61 0c-29 35-29 35-61 69">
          <text:p/>
        </draw:path>
        <draw:path draw:style-name="gr24" draw:text-style-name="P1" draw:layer="layout" svg:width="0.064cm" svg:height="0.061cm" svg:x="11.761cm" svg:y="18.719cm" svg:viewBox="0 0 65 62" svg:d="M65 0c-31 32-30 33-65 62">
          <text:p/>
        </draw:path>
        <draw:path draw:style-name="gr23" draw:text-style-name="P1" draw:layer="layout" svg:width="0.138cm" svg:height="0.127cm" svg:x="11.623cm" svg:y="18.78cm" svg:viewBox="0 0 139 128" svg:d="M139 0c-68 65-70 64-139 128">
          <text:p/>
        </draw:path>
        <draw:path draw:style-name="gr23" draw:text-style-name="P1" draw:layer="layout" svg:width="0.066cm" svg:height="0.051cm" svg:x="11.557cm" svg:y="18.907cm" svg:viewBox="0 0 67 52" svg:d="M67 0c-33 26-33 27-67 52">
          <text:p/>
        </draw:path>
        <draw:path draw:style-name="gr21" draw:text-style-name="P1" draw:layer="layout" svg:width="0.116cm" svg:height="0.081cm" svg:x="11.441cm" svg:y="18.957cm" svg:viewBox="0 0 117 82" svg:d="M117 0c-57 42-57 41-117 82">
          <text:p/>
        </draw:path>
        <draw:path draw:style-name="gr24" draw:text-style-name="P1" draw:layer="layout" svg:width="0.035cm" svg:height="0.019cm" svg:x="11.405cm" svg:y="19.038cm" svg:viewBox="0 0 36 20" svg:d="M36 0c-15 13-16 12-36 20">
          <text:p/>
        </draw:path>
        <draw:path draw:style-name="gr17" draw:text-style-name="P1" draw:layer="layout" svg:width="0.038cm" svg:height="0.01cm" svg:x="11.367cm" svg:y="19.057cm" svg:viewBox="0 0 39 11" svg:d="M39 0c-35 21-17 6-39 5">
          <text:p/>
        </draw:path>
        <draw:path draw:style-name="gr26" draw:text-style-name="P1" draw:layer="layout" svg:width="0.011cm" svg:height="0.131cm" svg:x="11.359cm" svg:y="18.93cm" svg:viewBox="0 0 12 132" svg:d="M9 132c-10-67-15-49 3-132">
          <text:p/>
        </draw:path>
        <draw:path draw:style-name="gr22" draw:text-style-name="P1" draw:layer="layout" svg:width="0.043cm" svg:height="0.09cm" svg:x="11.37cm" svg:y="18.841cm" svg:viewBox="0 0 44 91" svg:d="M0 91c16-50 9-49 44-91">
          <text:p/>
        </draw:path>
        <draw:path draw:style-name="gr23" draw:text-style-name="P1" draw:layer="layout" svg:width="0.15cm" svg:height="0.189cm" svg:x="11.413cm" svg:y="18.652cm" svg:viewBox="0 0 151 190" svg:d="M0 190c72-98 68-99 151-190">
          <text:p/>
        </draw:path>
        <draw:path draw:style-name="gr18" draw:text-style-name="P1" draw:layer="layout" svg:width="0.082cm" svg:height="0.089cm" svg:x="11.563cm" svg:y="18.563cm" svg:viewBox="0 0 83 90" svg:d="M0 90c36-50 38-48 83-90">
          <text:p/>
        </draw:path>
        <draw:path draw:style-name="gr20" draw:text-style-name="P1" draw:layer="layout" svg:width="0.207cm" svg:height="0.159cm" svg:x="11.645cm" svg:y="18.404cm" svg:viewBox="0 0 208 160" svg:d="M0 160c104-80 101-84 208-160">
          <text:p/>
        </draw:path>
        <draw:path draw:style-name="gr20" draw:text-style-name="P1" draw:layer="layout" svg:width="0.094cm" svg:height="0.071cm" svg:x="11.852cm" svg:y="18.333cm" svg:viewBox="0 0 95 72" svg:d="M0 72c45-43 48-37 95-72">
          <text:p/>
        </draw:path>
        <draw:path draw:style-name="gr18" draw:text-style-name="P1" draw:layer="layout" svg:width="0.154cm" svg:height="0.076cm" svg:x="11.947cm" svg:y="18.257cm" svg:viewBox="0 0 155 77" svg:d="M0 77c75-43 74-45 155-77">
          <text:p/>
        </draw:path>
        <draw:path draw:style-name="gr21" draw:text-style-name="P1" draw:layer="layout" svg:width="0.036cm" svg:height="0.006cm" svg:x="12.1cm" svg:y="18.251cm" svg:viewBox="0 0 37 7" svg:d="M0 7c20-8 18-8 37-6">
          <text:p/>
        </draw:path>
        <draw:path draw:style-name="gr17" draw:text-style-name="P1" draw:layer="layout" svg:width="0.025cm" svg:height="0.012cm" svg:x="12.136cm" svg:y="18.252cm" svg:viewBox="0 0 26 13" svg:d="M0 0c21 1 13 2 26 13">
          <text:p/>
        </draw:path>
        <draw:path draw:style-name="gr16" draw:text-style-name="P1" draw:layer="layout" svg:width="0.006cm" svg:height="0.047cm" svg:x="12.159cm" svg:y="18.264cm" svg:viewBox="0 0 7 48" svg:d="M2 0c-8 29 11 19 3 48">
          <text:p/>
        </draw:path>
        <draw:path draw:style-name="gr30" draw:text-style-name="P1" draw:layer="layout" svg:width="0.033cm" svg:height="0.022cm" svg:x="12.163cm" svg:y="18.311cm" svg:viewBox="0 0 34 23" svg:d="M0 0c16 23 8 17 34 23">
          <text:p/>
        </draw:path>
        <draw:path draw:style-name="gr16" draw:text-style-name="P1" draw:layer="layout" svg:width="0.065cm" svg:height="0.024cm" svg:x="12.196cm" svg:y="18.309cm" svg:viewBox="0 0 66 25" svg:d="M0 25c33-14 33-1 66-25">
          <text:p/>
        </draw:path>
        <draw:path draw:style-name="gr29" draw:text-style-name="P1" draw:layer="layout" svg:width="0.028cm" svg:height="0.009cm" svg:x="12.262cm" svg:y="18.301cm" svg:viewBox="0 0 29 10" svg:d="M0 10c17-16 15-7 29-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41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6T14:01:56.562000000</meta:creation-date>
    <dc:date>2024-06-26T14:02:21.428000000</dc:date>
    <meta:editing-duration>PT25S</meta:editing-duration>
    <meta:editing-cycles>1</meta:editing-cycles>
    <meta:document-statistic meta:object-count="198"/>
    <meta:generator>LibreOffice/7.5.2.2$Windows_X86_64 LibreOffice_project/53bb9681a964705cf672590721dbc85eb4d0c3a2</meta:generator>
  </office:meta>
</office:document-meta>
</file>